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Khmer OS Battambang" svg:font-family="'Khmer OS Battambang'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Source Han Sans CN1" svg:font-family="'Source Han Sans CN'" style:font-family-generic="modern" style:font-pitch="fixed"/>
    <style:font-face style:name="Khmer OS" svg:font-family="'Khmer OS'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Preformatted_20_Text">
      <style:text-properties style:font-name="Khmer OS" style:font-name-complex="Khmer OS"/>
    </style:style>
    <style:style style:name="P2" style:family="paragraph" style:parent-style-name="Preformatted_20_Text">
      <style:text-properties style:font-name="Khmer OS" officeooo:rsid="001e2af1" officeooo:paragraph-rsid="001e2af1" style:font-name-complex="Khmer OS"/>
    </style:style>
    <style:style style:name="P3" style:family="paragraph" style:parent-style-name="Preformatted_20_Text">
      <style:paragraph-properties fo:text-align="center" style:justify-single-word="false"/>
      <style:text-properties style:font-name="Khmer OS" fo:font-size="14pt" fo:font-weight="bold" style:font-size-asian="10pt" style:font-weight-asian="bold" style:font-name-complex="Khmer OS" style:font-size-complex="10pt" style:font-weight-complex="bold"/>
    </style:style>
    <style:style style:name="T1" style:family="text">
      <style:text-properties officeooo:rsid="001e2af1"/>
    </style:style>
    <style:style style:name="T2" style:family="text">
      <style:text-properties officeooo:rsid="001f31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3">Chapter 2: Recursive and Recursive Algorithms</text:p>
      <text:p text:style-name="P1"/>
      <text:p text:style-name="P1">Contents </text:p>
      <text:p text:style-name="P1"/>
      <text:p text:style-name="P1">1. Definition ជាទ្រង់ទ្រាយទាំងឡាយណាដែលបានកើតឡើងក្រោមទ្រង់ទ្រាយរបស់ខ្លួន ឬជាទ្រង់ទ្រាយរួមមានខ្លួនវានៅក្នុងនោះផងដរ</text:p>
      <text:p text:style-name="P1"/>
      <text:p text:style-name="P1">if we want to find 4! we need to find 3! first</text:p>
      <text:p text:style-name="P1"/>
      <text:p text:style-name="P1">--| |------------------- X we need to find Y first</text:p>
      <text:p text:style-name="P1"/>
      <text:p text:style-name="P1">2. Recursive Algorithm</text:p>
      <text:p text:style-name="P1">To solve recursive we have 2 approach</text:p>
      <text:p text:style-name="P1">- ដំណាក់កាលវីភាគ</text:p>
      <text:p text:style-name="P1">- ដំណាក់កាលបញ្ច្រាស់</text:p>
      <text:p text:style-name="P1">3. Recursive function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Khmer OS Battambang" svg:font-family="'Khmer OS Battambang'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Source Han Sans CN1" svg:font-family="'Source Han Sans CN'" style:font-family-generic="modern" style:font-pitch="fixed"/>
    <style:font-face style:name="Khmer OS" svg:font-family="'Khmer OS'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Source Han Serif CN" style:font-size-asian="10.5pt" style:language-asian="zh" style:country-asian="CN" style:font-name-complex="Khmer OS Battambang" style:font-size-complex="12pt" style:language-complex="km" style:country-complex="KH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font-name-asian="Source Han Serif CN" style:font-size-asian="10.5pt" style:language-asian="zh" style:country-asian="CN" style:font-name-complex="Khmer OS Battambang" style:font-size-complex="12pt" style:language-complex="km" style:country-complex="KH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Times New Roman" fo:font-family="'Times New Roman'" style:font-family-generic="roman" fo:font-size="14pt" style:font-name-asian="Source Han Sans CN" style:font-family-asian="'Source Han Sans CN'" style:font-family-generic-asian="system" style:font-pitch-asian="variable" style:font-size-asian="14pt" style:font-name-complex="Khmer OS Battambang" style:font-family-complex="'Khmer OS Battambang'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Khmer OS Battambang" style:font-family-complex="'Khmer OS Battambang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Khmer OS Battambang" style:font-family-complex="'Khmer OS Battambang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Khmer OS Battambang" style:font-family-complex="'Khmer OS Battambang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Source Han Sans CN1" style:font-family-asian="'Source Han Sans CN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1-15T13:02:58.875766242</dc:date>
    <meta:editing-duration>PT53S</meta:editing-duration>
    <meta:editing-cycles>1</meta:editing-cycles>
    <meta:document-statistic meta:table-count="0" meta:image-count="0" meta:object-count="0" meta:page-count="1" meta:paragraph-count="10" meta:word-count="74" meta:character-count="327" meta:non-whitespace-character-count="287"/>
  </office:meta>
</office:document-meta>
</file>